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f5903" officeooo:paragraph-rsid="001f5903"/>
    </style:style>
    <style:style style:name="P2" style:family="paragraph" style:parent-style-name="Standard">
      <style:text-properties officeooo:rsid="0020c1b8" officeooo:paragraph-rsid="0020c1b8"/>
    </style:style>
    <style:style style:name="P3" style:family="paragraph" style:parent-style-name="Standard">
      <style:text-properties officeooo:rsid="0021ebef" officeooo:paragraph-rsid="0021ebef"/>
    </style:style>
    <style:style style:name="P4" style:family="paragraph" style:parent-style-name="Standard">
      <style:text-properties officeooo:rsid="0023c08c" officeooo:paragraph-rsid="0023c08c"/>
    </style:style>
    <style:style style:name="P5" style:family="paragraph" style:parent-style-name="Standard">
      <style:text-properties officeooo:rsid="00289f35" officeooo:paragraph-rsid="00289f35"/>
    </style:style>
    <style:style style:name="P6" style:family="paragraph" style:parent-style-name="Standard">
      <style:text-properties officeooo:rsid="002a7d2e" officeooo:paragraph-rsid="002a7d2e"/>
    </style:style>
    <style:style style:name="P7" style:family="paragraph" style:parent-style-name="Standard">
      <style:text-properties officeooo:rsid="002d20d1" officeooo:paragraph-rsid="002d20d1"/>
    </style:style>
    <style:style style:name="P8" style:family="paragraph" style:parent-style-name="Standard">
      <style:text-properties officeooo:rsid="002d20d1" officeooo:paragraph-rsid="002e5482"/>
    </style:style>
    <style:style style:name="P9" style:family="paragraph" style:parent-style-name="Standard">
      <style:text-properties officeooo:rsid="002d20d1" officeooo:paragraph-rsid="002f335b"/>
    </style:style>
    <style:style style:name="P10" style:family="paragraph" style:parent-style-name="Standard">
      <style:text-properties officeooo:rsid="002e5482" officeooo:paragraph-rsid="002e5482"/>
    </style:style>
    <style:style style:name="P11" style:family="paragraph" style:parent-style-name="Standard">
      <style:text-properties officeooo:rsid="002f335b" officeooo:paragraph-rsid="002f335b"/>
    </style:style>
    <style:style style:name="P12" style:family="paragraph" style:parent-style-name="Standard">
      <style:text-properties officeooo:rsid="002f335b" officeooo:paragraph-rsid="002f335b"/>
    </style:style>
    <style:style style:name="P13" style:family="paragraph" style:parent-style-name="Standard">
      <style:text-properties officeooo:rsid="002fbedc" officeooo:paragraph-rsid="00289f35"/>
    </style:style>
    <style:style style:name="P14" style:family="paragraph" style:parent-style-name="Standard">
      <style:text-properties officeooo:rsid="0030ea30" officeooo:paragraph-rsid="0030ea30"/>
    </style:style>
    <style:style style:name="P15" style:family="paragraph" style:parent-style-name="Standard">
      <style:text-properties officeooo:rsid="0030fa09" officeooo:paragraph-rsid="0030fa09"/>
    </style:style>
    <style:style style:name="T1" style:family="text">
      <style:text-properties officeooo:rsid="0025221e"/>
    </style:style>
    <style:style style:name="T2" style:family="text">
      <style:text-properties officeooo:rsid="00270d53"/>
    </style:style>
    <style:style style:name="T3" style:family="text">
      <style:text-properties officeooo:rsid="00285f5f"/>
    </style:style>
    <style:style style:name="T4" style:family="text">
      <style:text-properties officeooo:rsid="002a52c9"/>
    </style:style>
    <style:style style:name="T5" style:family="text">
      <style:text-properties officeooo:rsid="002f335b"/>
    </style:style>
    <style:style style:name="T6" style:family="text">
      <style:text-properties officeooo:rsid="002fbedc"/>
    </style:style>
    <style:style style:name="T7" style:family="text">
      <style:text-properties officeooo:rsid="0030fa0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ravity compensation</text:p>
      <text:p text:style-name="P1">System architecture:</text:p>
      <text:p text:style-name="P2"><text:tab/>Input: Master system's current arm configuration (joint positions)</text:p>
      <text:p text:style-name="P2"><text:tab/>Output: joint torque</text:p>
      <text:p text:style-name="P2"/>
      <text:p text:style-name="P6">Parameter Identification:</text:p>
      <text:p text:style-name="P6"/>
      <text:p text:style-name="P6"/>
      <text:p text:style-name="P6">Forward Kinematics:</text:p>
      <text:p text:style-name="P6">The forward kinematics of the arm is acquired from direct measurement of the physical system. We use the home configuration to determine the position for forward kinematics.</text:p>
      <text:p text:style-name="P2"/>
      <text:p text:style-name="P3">block diagram:</text:p>
      <text:p text:style-name="P3"/>
      <text:p text:style-name="P3"/>
      <text:p text:style-name="P4">Code:</text:p>
      <text:p text:style-name="P4">- The gravity compensation algorithm is created using the Newton-Euler approach with velocity and acceleration set to 0. In the code, the we have the forward kinematics schematic for arm configuration determination which requires current joint positions. <text:span text:style-name="T1">Currently, we hard-coded the velocity and acceleration in order to satisfy the condition of this project.</text:span></text:p>
      <text:p text:style-name="P4">- <text:span text:style-name="T2">The robot parameters have already been determined in the previous project. However, we still need to understand how they were acquired.</text:span></text:p>
      <text:p text:style-name="P4">- <text:span text:style-name="T3">In the previous work, the algorithm was done in MATLAB. To keep things simple and easy for ROS communication, we use Python for this project instead.</text:span></text:p>
      <text:p text:style-name="P3"/>
      <text:p text:style-name="P3">Process:</text:p>
      <text:p text:style-name="P3">- The system provides several parameters needed for the gravity compensation code. First, we requires the master system current joint configuration for torque computation. For the gravity compensation, the joint velocity and acceleration must remain in static state (must be 0).</text:p>
      <text:p text:style-name="P3"/>
      <text:p text:style-name="P5">ROS:</text:p>
      <text:p text:style-name="P5">the joint_state topic <text:span text:style-name="T4">(contains current joint position, velocity, and effort) </text:span>is published at 20 Hz rate. </text:p>
      <text:p text:style-name="P13"/>
      <text:p text:style-name="P14">NewtonEuler code tests:</text:p>
      <text:p text:style-name="P7">Effort comparison at home configuration (joint_states msgs): <text:span text:style-name="T5">MTMR</text:span></text:p>
      <text:p text:style-name="P8">Actual: </text:p>
      <text:p text:style-name="P10">~[-0.10888387297460854, 0.620031200730383, 0.620031200730383, 0.3130967381247525, 0.09083351051637077, -0.017922679598429924, 0.0012691958322377077, 2.638487576630867e-05]</text:p>
      <text:p text:style-name="P10">Computed: </text:p>
      <text:p text:style-name="P10">[ 0. <text:s text:c="8"/>-0.59645835 -0.59645835 <text:s/>0.20413122 <text:s/>0.14498558 <text:s/>0.11782822 <text:s/>6.71161253 -7.6311755 ] </text:p>
      <text:p text:style-name="P9">Effort comparison at home configuration (joint_states msgs): <text:span text:style-name="T5">MTML</text:span></text:p>
      <text:p text:style-name="P11">Actual:</text:p>
      <text:p text:style-name="P11">[-0.04690332005754798, 0.530493819414924, 0.530493819414924, 0.21566561119888567, -0.0740242035872299, -0.02424935336259663, 0.001989282512344319, 1.566421787502076e-05]</text:p>
      <text:p text:style-name="P11">Computed:</text:p>
      <text:p text:style-name="P11">[ 0. <text:s text:c="8"/>-0.59728953 -0.59728953 <text:s/>0.19501315 <text:s/>0.15256946 <text:s/>0.17895355 <text:s/>6.72406565 -7.57800548]</text:p>
      <text:p text:style-name="P11"/>
      <text:p text:style-name="P11">** <text:span text:style-name="T7">The torque is way off.</text:span></text:p>
      <text:p text:style-name="P11"/>
      <text:p text:style-name="P15"><text:soft-page-break/>Using the old MATLAB code: the computed torque is accura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30T11:33:29.368586788</meta:creation-date>
    <dc:date>2017-04-06T13:13:10.002114866</dc:date>
    <meta:editing-duration>PT13M</meta:editing-duration>
    <meta:editing-cycles>17</meta:editing-cycles>
    <meta:generator>LibreOffice/4.2.8.2$Linux_X86_64 LibreOffice_project/420m0$Build-2</meta:generator>
    <meta:document-statistic meta:table-count="0" meta:image-count="0" meta:object-count="0" meta:page-count="2" meta:paragraph-count="29" meta:word-count="284" meta:character-count="2213" meta:non-whitespace-character-count="1928"/>
  </office:meta>
</office:document-meta>
</file>